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text-underline-style="none" officeooo:rsid="0008026a" officeooo:paragraph-rsid="0008026a"/>
    </style:style>
    <style:style style:name="P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08026a" officeooo:paragraph-rsid="0008026a"/>
    </style:style>
    <style:style style:name="P3" style:family="paragraph" style:parent-style-name="Text_20_body">
      <style:paragraph-properties fo:text-align="center" style:justify-single-word="false"/>
      <style:text-properties officeooo:rsid="0008026a" officeooo:paragraph-rsid="0008026a"/>
    </style:style>
    <style:style style:name="P4" style:family="paragraph" style:parent-style-name="Text_20_body">
      <style:paragraph-properties fo:text-align="start" style:justify-single-word="false"/>
      <style:text-properties style:text-underline-style="none" officeooo:rsid="0008e0b7" officeooo:paragraph-rsid="0008e0b7"/>
    </style:style>
    <style:style style:name="P5" style:family="paragraph" style:parent-style-name="Text_20_body">
      <style:paragraph-properties fo:text-align="start" style:justify-single-word="false"/>
      <style:text-properties style:text-underline-style="none" officeooo:rsid="000ad205" officeooo:paragraph-rsid="000ad205"/>
    </style:style>
    <style:style style:name="T1" style:family="text">
      <style:text-properties style:text-underline-style="none"/>
    </style:style>
    <style:style style:name="T2" style:family="text">
      <style:text-properties style:text-position="super 58%" style:text-underline-style="none"/>
    </style:style>
    <style:style style:name="T3" style:family="text">
      <style:text-properties officeooo:rsid="000ad2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Website Design Proposal</text:h>
      <text:p text:style-name="P3"><text:span text:style-name="T1">24</text:span><text:span text:style-name="T2">th</text:span><text:span text:style-name="T1"> June 2022</text:span></text:p>
      <text:p text:style-name="P2">To the Director of Buddo Secondary School</text:p>
      <text:p text:style-name="P4">Dear Sir / Madam I take this opportunity to write and propose to your institution the design of a school website.</text:p>
      <text:p text:style-name="P4">I believe I can create a simple website that is easy to navigate and has a professional yet welcoming design.</text:p>
      <text:p text:style-name="P4"/>
      <text:p text:style-name="P4">Buddo Secondary School will have a <text:span text:style-name="T3">well resposive</text:span> website to reach out to the community and also serve and support all Buddo staff members.</text:p>
      <text:p text:style-name="P4">The design will integrate the current school logo, color palate and staff members and hold current information about the institution.</text:p>
      <text:p text:style-name="P4">With current time I will have improvements and maintenance to the website in order to serve you better.</text:p>
      <text:p text:style-name="P4">I will do the design free of charge but I will charge you a maintenance fee when needed.</text:p>
      <text:p text:style-name="P5">Derrick Olar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0:05:37.712355422</meta:creation-date>
    <dc:date>2022-06-24T10:29:22.430272342</dc:date>
    <meta:editing-duration>PT1M44S</meta:editing-duration>
    <meta:editing-cycles>1</meta:editing-cycles>
    <meta:document-statistic meta:table-count="0" meta:image-count="0" meta:object-count="0" meta:page-count="1" meta:paragraph-count="10" meta:word-count="136" meta:character-count="776" meta:non-whitespace-character-count="650"/>
    <meta:generator>LibreOffice/6.4.7.2$Linux_X86_64 LibreOffice_project/40$Build-2</meta:generator>
  </office:meta>
</office:document-meta>
</file>